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" table:style-name="ta1">
        <table:shapes>
          <draw:frame draw:z-index="0" draw:style-name="gr1" draw:text-style-name="P1" svg:width="667.9pt" svg:height="381.46pt" svg:x="20.52pt" svg:y="117.75pt">
            <draw:object draw:notify-on-update-of-ranges="Graph.A1:Graph.A1 Graph.B1:Graph.F1 Graph.A7:Graph.A7 Graph.B7:Graph.F7 Graph.A1:Graph.A1 Graph.B1:Graph.F1 Graph.A6:Graph.A6 Graph.B6:Graph.F6 Graph.A1:Graph.A1 Graph.B1:Graph.F1 Graph.A5:Graph.A5 Graph.B5:Graph.F5 Graph.A1:Graph.A1 Graph.B1:Graph.F1 Graph.A4:Graph.A4 Graph.B4:Graph.F4 Graph.A1:Graph.A1 Graph.B1:Graph.F1 Graph.A3:Graph.A3 Graph.B3:Graph.F3 Graph.A1:Graph.A1 Graph.B1:Graph.F1 Graph.A2:Graph.A2 Graph.B2:Graph.F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Rate=1, Grid=11</text:p>
          </table:table-cell>
          <table:table-cell office:value-type="float" office:value="9.916816" calcext:value-type="float">
            <text:p>9.916816</text:p>
          </table:table-cell>
          <table:table-cell office:value-type="float" office:value="9.91642" calcext:value-type="float">
            <text:p>9.91642</text:p>
          </table:table-cell>
          <table:table-cell office:value-type="float" office:value="9.958608" calcext:value-type="float">
            <text:p>9.958608</text:p>
          </table:table-cell>
          <table:table-cell office:value-type="float" office:value="9.954524" calcext:value-type="float">
            <text:p>9.954524</text:p>
          </table:table-cell>
          <table:table-cell office:value-type="float" office:value="9.314188" calcext:value-type="float">
            <text:p>9.314188</text:p>
          </table:table-cell>
        </table:table-row>
        <table:table-row table:style-name="ro1">
          <table:table-cell office:value-type="string" calcext:value-type="string">
            <text:p>Rate=1, Grid=21</text:p>
          </table:table-cell>
          <table:table-cell office:value-type="float" office:value="9.998384" calcext:value-type="float">
            <text:p>9.998384</text:p>
          </table:table-cell>
          <table:table-cell office:value-type="float" office:value="9.318872" calcext:value-type="float">
            <text:p>9.318872</text:p>
          </table:table-cell>
          <table:table-cell office:value-type="float" office:value="4.675972" calcext:value-type="float">
            <text:p>4.675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e=5, Grid=11</text:p>
          </table:table-cell>
          <table:table-cell office:value-type="float" office:value="9.998536" calcext:value-type="float">
            <text:p>9.998536</text:p>
          </table:table-cell>
          <table:table-cell office:value-type="float" office:value="9.876896" calcext:value-type="float">
            <text:p>9.876896</text:p>
          </table:table-cell>
          <table:table-cell office:value-type="float" office:value="9.997112" calcext:value-type="float">
            <text:p>9.997112</text:p>
          </table:table-cell>
          <table:table-cell office:value-type="float" office:value="9.189312" calcext:value-type="float">
            <text:p>9.189312</text:p>
          </table:table-cell>
          <table:table-cell office:value-type="float" office:value="6.236644" calcext:value-type="float">
            <text:p>6.236644</text:p>
          </table:table-cell>
        </table:table-row>
        <table:table-row table:style-name="ro1">
          <table:table-cell office:value-type="string" calcext:value-type="string">
            <text:p>Rate=5, Grid=21</text:p>
          </table:table-cell>
          <table:table-cell office:value-type="float" office:value="9.998056" calcext:value-type="float">
            <text:p>9.998056</text:p>
          </table:table-cell>
          <table:table-cell office:value-type="float" office:value="7.5913" calcext:value-type="float">
            <text:p>7.5913</text:p>
          </table:table-cell>
          <table:table-cell office:value-type="float" office:value="2.795404" calcext:value-type="float">
            <text:p>2.795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e=10, Grid=11</text:p>
          </table:table-cell>
          <table:table-cell office:value-type="float" office:value="9.83766" calcext:value-type="float">
            <text:p>9.83766</text:p>
          </table:table-cell>
          <table:table-cell office:value-type="float" office:value="9.9567" calcext:value-type="float">
            <text:p>9.9567</text:p>
          </table:table-cell>
          <table:table-cell office:value-type="float" office:value="9.9552" calcext:value-type="float">
            <text:p>9.9552</text:p>
          </table:table-cell>
          <table:table-cell office:value-type="float" office:value="8.834988" calcext:value-type="float">
            <text:p>8.834988</text:p>
          </table:table-cell>
          <table:table-cell office:value-type="float" office:value="4.754416" calcext:value-type="float">
            <text:p>4.754416</text:p>
          </table:table-cell>
        </table:table-row>
        <table:table-row table:style-name="ro1">
          <table:table-cell office:value-type="string" calcext:value-type="string">
            <text:p>Rate=10, Grid=21</text:p>
          </table:table-cell>
          <table:table-cell office:value-type="float" office:value="9.99718" calcext:value-type="float">
            <text:p>9.99718</text:p>
          </table:table-cell>
          <table:table-cell office:value-type="float" office:value="5.276388" calcext:value-type="float">
            <text:p>5.276388</text:p>
          </table:table-cell>
          <table:table-cell office:value-type="float" office:value="1.596972" calcext:value-type="float">
            <text:p>1.596972</text:p>
          </table:table-cell>
          <table:table-cell table:number-columns-repeated="2"/>
        </table:table-row>
      </table:table>
      <table:table table:name="Averages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Publish Rat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gos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9.9956" calcext:value-type="float">
            <text:p>9.9956</text:p>
          </table:table-cell>
          <table:table-cell office:value-type="float" office:value="9.9989" calcext:value-type="float">
            <text:p>9.9989</text:p>
          </table:table-cell>
          <table:table-cell office:value-type="float" office:value="8.9994" calcext:value-type="float">
            <text:p>8.9994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91" calcext:value-type="float">
            <text:p>9.9991</text:p>
          </table:table-cell>
          <table:table-cell office:value-type="float" office:value="7.9382" calcext:value-type="float">
            <text:p>7.9382</text:p>
          </table:table-cell>
          <table:table-cell office:value-type="float" office:value="9.9988" calcext:value-type="float">
            <text:p>9.9988</text:p>
          </table:table-cell>
          <table:table-cell office:value-type="float" office:value="9.998" calcext:value-type="float">
            <text:p>9.998</text:p>
          </table:table-cell>
          <table:table-cell office:value-type="float" office:value="7.9944" calcext:value-type="float">
            <text:p>7.9944</text:p>
          </table:table-cell>
          <table:table-cell office:value-type="float" office:value="9.9988" calcext:value-type="float">
            <text:p>9.9988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91" calcext:value-type="float">
            <text:p>9.9991</text:p>
          </table:table-cell>
          <table:table-cell office:value-type="float" office:value="6.9993" calcext:value-type="float">
            <text:p>6.9993</text:p>
          </table:table-cell>
          <table:table-cell office:value-type="float" office:value="6.9994" calcext:value-type="float">
            <text:p>6.9994</text:p>
          </table:table-cell>
          <table:table-cell office:value-type="float" office:value="9.995" calcext:value-type="float">
            <text:p>9.995</text:p>
          </table:table-cell>
          <table:table-cell office:value-type="float" office:value="6.9996" calcext:value-type="float">
            <text:p>6.9996</text:p>
          </table:table-cell>
          <table:table-cell office:value-type="float" office:value="5.9996" calcext:value-type="float">
            <text:p>5.9996</text:p>
          </table:table-cell>
          <table:table-cell office:value-type="float" office:value="6.9985" calcext:value-type="float">
            <text:p>6.9985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3" calcext:value-type="float">
            <text:p>8.9993</text:p>
          </table:table-cell>
          <table:table-cell office:value-type="float" office:value="7.9985" calcext:value-type="float">
            <text:p>7.9985</text:p>
          </table:table-cell>
          <table:table-cell office:value-type="float" office:value="5.998" calcext:value-type="float">
            <text:p>5.998</text:p>
          </table:table-cell>
          <table:table-cell office:value-type="float" office:value="9.9992" calcext:value-type="float">
            <text:p>9.9992</text:p>
          </table:table-cell>
          <table:table-cell office:value-type="float" office:value="4.9996" calcext:value-type="float">
            <text:p>4.9996</text:p>
          </table:table-cell>
          <table:table-cell office:value-type="float" office:value="1.9974" calcext:value-type="float">
            <text:p>1.9974</text:p>
          </table:table-cell>
        </table:table-row>
        <table:table-row table:style-name="ro1">
          <table:table-cell/>
          <table:table-cell office:value-type="float" office:value="9.9963" calcext:value-type="float">
            <text:p>9.9963</text:p>
          </table:table-cell>
          <table:table-cell office:value-type="float" office:value="9.9978" calcext:value-type="float">
            <text:p>9.9978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93" calcext:value-type="float">
            <text:p>9.9993</text:p>
          </table:table-cell>
          <table:table-cell office:value-type="float" office:value="8.9993" calcext:value-type="float">
            <text:p>8.9993</text:p>
          </table:table-cell>
          <table:table-cell office:value-type="float" office:value="7.9989" calcext:value-type="float">
            <text:p>7.9989</text:p>
          </table:table-cell>
          <table:table-cell office:value-type="float" office:value="9.999" calcext:value-type="float">
            <text:p>9.999</text:p>
          </table:table-cell>
          <table:table-cell office:value-type="float" office:value="8.9989" calcext:value-type="float">
            <text:p>8.9989</text:p>
          </table:table-cell>
          <table:table-cell office:value-type="float" office:value="4.9994" calcext:value-type="float">
            <text:p>4.9994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3" calcext:value-type="float">
            <text:p>9.9993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74" calcext:value-type="float">
            <text:p>8.9974</text:p>
          </table:table-cell>
          <table:table-cell office:value-type="float" office:value="4.9984" calcext:value-type="float">
            <text:p>4.9984</text:p>
          </table:table-cell>
          <table:table-cell office:value-type="float" office:value="9.9802" calcext:value-type="float">
            <text:p>9.9802</text:p>
          </table:table-cell>
          <table:table-cell office:value-type="float" office:value="7.9994" calcext:value-type="float">
            <text:p>7.9994</text:p>
          </table:table-cell>
          <table:table-cell office:value-type="float" office:value="1.9998" calcext:value-type="float">
            <text:p>1.9998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8" calcext:value-type="float">
            <text:p>8.998</text:p>
          </table:table-cell>
          <table:table-cell office:value-type="float" office:value="9.9993" calcext:value-type="float">
            <text:p>9.9993</text:p>
          </table:table-cell>
          <table:table-cell office:value-type="float" office:value="8.9993" calcext:value-type="float">
            <text:p>8.9993</text:p>
          </table:table-cell>
          <table:table-cell office:value-type="float" office:value="3.985" calcext:value-type="float">
            <text:p>3.985</text:p>
          </table:table-cell>
          <table:table-cell office:value-type="float" office:value="9.9991" calcext:value-type="float">
            <text:p>9.9991</text:p>
          </table:table-cell>
          <table:table-cell office:value-type="float" office:value="4.9988" calcext:value-type="float">
            <text:p>4.9988</text:p>
          </table:table-cell>
          <table:table-cell office:value-type="float" office:value="1.9998" calcext:value-type="float">
            <text:p>1.9998</text:p>
          </table:table-cell>
        </table:table-row>
        <table:table-row table:style-name="ro1">
          <table:table-cell/>
          <table:table-cell office:value-type="float" office:value="9.9983" calcext:value-type="float">
            <text:p>9.9983</text:p>
          </table:table-cell>
          <table:table-cell table:number-columns-repeated="2" office:value-type="float" office:value="9.9989" calcext:value-type="float">
            <text:p>9.9989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991" calcext:value-type="float">
            <text:p>8.9991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74" calcext:value-type="float">
            <text:p>9.9974</text:p>
          </table:table-cell>
          <table:table-cell office:value-type="float" office:value="8.9989" calcext:value-type="float">
            <text:p>8.9989</text:p>
          </table:table-cell>
          <table:table-cell office:value-type="float" office:value="4.9992" calcext:value-type="float">
            <text:p>4.9992</text:p>
          </table:table-cell>
          <table:table-cell office:value-type="float" office:value="9.9991" calcext:value-type="float">
            <text:p>9.9991</text:p>
          </table:table-cell>
          <table:table-cell table:number-columns-repeated="2" office:value-type="float" office:value="9.9992" calcext:value-type="float">
            <text:p>9.9992</text:p>
          </table:table-cell>
          <table:table-cell office:value-type="float" office:value="9.999" calcext:value-type="float">
            <text:p>9.999</text:p>
          </table:table-cell>
          <table:table-cell office:value-type="float" office:value="6.9677" calcext:value-type="float">
            <text:p>6.9677</text:p>
          </table:table-cell>
          <table:table-cell office:value-type="float" office:value="9.9992" calcext:value-type="float">
            <text:p>9.9992</text:p>
          </table:table-cell>
          <table:table-cell office:value-type="float" office:value="6.9995" calcext:value-type="float">
            <text:p>6.9995</text:p>
          </table:table-cell>
          <table:table-cell office:value-type="float" office:value="3.9986" calcext:value-type="float">
            <text:p>3.9986</text:p>
          </table:table-cell>
          <table:table-cell office:value-type="float" office:value="9.9989" calcext:value-type="float">
            <text:p>9.9989</text:p>
          </table:table-cell>
          <table:table-cell office:value-type="float" office:value="10.9992" calcext:value-type="float">
            <text:p>10.9992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4" calcext:value-type="float">
            <text:p>8.9994</text:p>
          </table:table-cell>
          <table:table-cell office:value-type="float" office:value="4.9997" calcext:value-type="float">
            <text:p>4.9997</text:p>
          </table:table-cell>
          <table:table-cell office:value-type="float" office:value="9.9992" calcext:value-type="float">
            <text:p>9.9992</text:p>
          </table:table-cell>
          <table:table-cell office:value-type="float" office:value="4.9996" calcext:value-type="float">
            <text:p>4.9996</text:p>
          </table:table-cell>
          <table:table-cell office:value-type="float" office:value="0.9994" calcext:value-type="float">
            <text:p>0.9994</text:p>
          </table:table-cell>
        </table:table-row>
        <table:table-row table:style-name="ro1">
          <table:table-cell/>
          <table:table-cell office:value-type="float" office:value="9.9978" calcext:value-type="float">
            <text:p>9.9978</text:p>
          </table:table-cell>
          <table:table-cell office:value-type="float" office:value="9.9993" calcext:value-type="float">
            <text:p>9.9993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3" calcext:value-type="float">
            <text:p>8.9993</text:p>
          </table:table-cell>
          <table:table-cell office:value-type="float" office:value="6.9995" calcext:value-type="float">
            <text:p>6.9995</text:p>
          </table:table-cell>
          <table:table-cell table:number-columns-repeated="2" office:value-type="float" office:value="9.9991" calcext:value-type="float">
            <text:p>9.9991</text:p>
          </table:table-cell>
          <table:table-cell office:value-type="float" office:value="4.9227" calcext:value-type="float">
            <text:p>4.9227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83" calcext:value-type="float">
            <text:p>9.9983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81" calcext:value-type="float">
            <text:p>8.9981</text:p>
          </table:table-cell>
          <table:table-cell office:value-type="float" office:value="6.9988" calcext:value-type="float">
            <text:p>6.9988</text:p>
          </table:table-cell>
          <table:table-cell office:value-type="float" office:value="9.9988" calcext:value-type="float">
            <text:p>9.9988</text:p>
          </table:table-cell>
          <table:table-cell office:value-type="float" office:value="7.9992" calcext:value-type="float">
            <text:p>7.9992</text:p>
          </table:table-cell>
          <table:table-cell office:value-type="float" office:value="1.9974" calcext:value-type="float">
            <text:p>1.9974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1" calcext:value-type="float">
            <text:p>8.9991</text:p>
          </table:table-cell>
          <table:table-cell office:value-type="float" office:value="9.9987" calcext:value-type="float">
            <text:p>9.9987</text:p>
          </table:table-cell>
          <table:table-cell office:value-type="float" office:value="9.925" calcext:value-type="float">
            <text:p>9.925</text:p>
          </table:table-cell>
          <table:table-cell office:value-type="float" office:value="4.9996" calcext:value-type="float">
            <text:p>4.9996</text:p>
          </table:table-cell>
          <table:table-cell office:value-type="float" office:value="9.9801" calcext:value-type="float">
            <text:p>9.9801</text:p>
          </table:table-cell>
          <table:table-cell office:value-type="float" office:value="5.9854" calcext:value-type="float">
            <text:p>5.9854</text:p>
          </table:table-cell>
          <table:table-cell office:value-type="float" office:value="1.9997" calcext:value-type="float">
            <text:p>1.9997</text:p>
          </table:table-cell>
        </table:table-row>
        <table:table-row table:style-name="ro1">
          <table:table-cell/>
          <table:table-cell office:value-type="float" office:value="9.9969" calcext:value-type="float">
            <text:p>9.9969</text:p>
          </table:table-cell>
          <table:table-cell office:value-type="float" office:value="9.999" calcext:value-type="float">
            <text:p>9.999</text:p>
          </table:table-cell>
          <table:table-cell table:number-columns-repeated="2" office:value-type="float" office:value="9.9991" calcext:value-type="float">
            <text:p>9.9991</text:p>
          </table:table-cell>
          <table:table-cell office:value-type="float" office:value="9.9989" calcext:value-type="float">
            <text:p>9.9989</text:p>
          </table:table-cell>
          <table:table-cell office:value-type="float" office:value="7.9992" calcext:value-type="float">
            <text:p>7.9992</text:p>
          </table:table-cell>
          <table:table-cell office:value-type="float" office:value="9.9986" calcext:value-type="float">
            <text:p>9.9986</text:p>
          </table:table-cell>
          <table:table-cell office:value-type="float" office:value="8.9989" calcext:value-type="float">
            <text:p>8.9989</text:p>
          </table:table-cell>
          <table:table-cell office:value-type="float" office:value="3.9995" calcext:value-type="float">
            <text:p>3.9995</text:p>
          </table:table-cell>
          <table:table-cell office:value-type="float" office:value="9.9986" calcext:value-type="float">
            <text:p>9.9986</text:p>
          </table:table-cell>
          <table:table-cell office:value-type="float" office:value="9.9983" calcext:value-type="float">
            <text:p>9.9983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94" calcext:value-type="float">
            <text:p>9.9994</text:p>
          </table:table-cell>
          <table:table-cell office:value-type="float" office:value="5.9995" calcext:value-type="float">
            <text:p>5.9995</text:p>
          </table:table-cell>
          <table:table-cell office:value-type="float" office:value="9.9991" calcext:value-type="float">
            <text:p>9.9991</text:p>
          </table:table-cell>
          <table:table-cell office:value-type="float" office:value="7.9993" calcext:value-type="float">
            <text:p>7.9993</text:p>
          </table:table-cell>
          <table:table-cell office:value-type="float" office:value="2.9879" calcext:value-type="float">
            <text:p>2.9879</text:p>
          </table:table-cell>
          <table:table-cell office:value-type="float" office:value="9.9994" calcext:value-type="float">
            <text:p>9.9994</text:p>
          </table:table-cell>
          <table:table-cell office:value-type="float" office:value="10.9992" calcext:value-type="float">
            <text:p>10.9992</text:p>
          </table:table-cell>
          <table:table-cell office:value-type="float" office:value="9.9759" calcext:value-type="float">
            <text:p>9.9759</text:p>
          </table:table-cell>
          <table:table-cell office:value-type="float" office:value="8.9992" calcext:value-type="float">
            <text:p>8.9992</text:p>
          </table:table-cell>
          <table:table-cell office:value-type="float" office:value="4.9994" calcext:value-type="float">
            <text:p>4.9994</text:p>
          </table:table-cell>
          <table:table-cell office:value-type="float" office:value="9.9991" calcext:value-type="float">
            <text:p>9.9991</text:p>
          </table:table-cell>
          <table:table-cell office:value-type="float" office:value="6.9946" calcext:value-type="float">
            <text:p>6.9946</text:p>
          </table:table-cell>
          <table:table-cell office:value-type="float" office:value="1.9674" calcext:value-type="float">
            <text:p>1.9674</text:p>
          </table:table-cell>
        </table:table-row>
        <table:table-row table:style-name="ro1">
          <table:table-cell/>
          <table:table-cell office:value-type="float" office:value="9.9983" calcext:value-type="float">
            <text:p>9.9983</text:p>
          </table:table-cell>
          <table:table-cell office:value-type="float" office:value="9.9979" calcext:value-type="float">
            <text:p>9.9979</text:p>
          </table:table-cell>
          <table:table-cell office:value-type="float" office:value="9.9988" calcext:value-type="float">
            <text:p>9.9988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3" calcext:value-type="float">
            <text:p>8.9993</text:p>
          </table:table-cell>
          <table:table-cell office:value-type="float" office:value="7.9993" calcext:value-type="float">
            <text:p>7.9993</text:p>
          </table:table-cell>
          <table:table-cell office:value-type="float" office:value="9.9987" calcext:value-type="float">
            <text:p>9.9987</text:p>
          </table:table-cell>
          <table:table-cell office:value-type="float" office:value="8.9993" calcext:value-type="float">
            <text:p>8.9993</text:p>
          </table:table-cell>
          <table:table-cell office:value-type="float" office:value="4.9939" calcext:value-type="float">
            <text:p>4.9939</text:p>
          </table:table-cell>
          <table:table-cell office:value-type="float" office:value="9.9977" calcext:value-type="float">
            <text:p>9.9977</text:p>
          </table:table-cell>
          <table:table-cell office:value-type="float" office:value="9.9985" calcext:value-type="float">
            <text:p>9.9985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054" calcext:value-type="float">
            <text:p>8.9054</text:p>
          </table:table-cell>
          <table:table-cell office:value-type="float" office:value="5.9981" calcext:value-type="float">
            <text:p>5.9981</text:p>
          </table:table-cell>
          <table:table-cell office:value-type="float" office:value="9.9989" calcext:value-type="float">
            <text:p>9.9989</text:p>
          </table:table-cell>
          <table:table-cell office:value-type="float" office:value="7.8581" calcext:value-type="float">
            <text:p>7.8581</text:p>
          </table:table-cell>
          <table:table-cell office:value-type="float" office:value="2.9997" calcext:value-type="float">
            <text:p>2.9997</text:p>
          </table:table-cell>
          <table:table-cell office:value-type="float" office:value="9.9993" calcext:value-type="float">
            <text:p>9.9993</text:p>
          </table:table-cell>
          <table:table-cell office:value-type="float" office:value="8.9991" calcext:value-type="float">
            <text:p>8.9991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3" calcext:value-type="float">
            <text:p>8.9993</text:p>
          </table:table-cell>
          <table:table-cell office:value-type="float" office:value="3.9993" calcext:value-type="float">
            <text:p>3.9993</text:p>
          </table:table-cell>
          <table:table-cell office:value-type="float" office:value="9.9992" calcext:value-type="float">
            <text:p>9.9992</text:p>
          </table:table-cell>
          <table:table-cell office:value-type="float" office:value="4.9996" calcext:value-type="float">
            <text:p>4.9996</text:p>
          </table:table-cell>
          <table:table-cell office:value-type="float" office:value="0.9987" calcext:value-type="float">
            <text:p>0.9987</text:p>
          </table:table-cell>
        </table:table-row>
        <table:table-row table:style-name="ro1">
          <table:table-cell/>
          <table:table-cell office:value-type="float" office:value="9.9986" calcext:value-type="float">
            <text:p>9.9986</text:p>
          </table:table-cell>
          <table:table-cell office:value-type="float" office:value="8.999" calcext:value-type="float">
            <text:p>8.999</text:p>
          </table:table-cell>
          <table:table-cell table:number-columns-repeated="2" office:value-type="float" office:value="9.9991" calcext:value-type="float">
            <text:p>9.9991</text:p>
          </table:table-cell>
          <table:table-cell office:value-type="float" office:value="8.9991" calcext:value-type="float">
            <text:p>8.9991</text:p>
          </table:table-cell>
          <table:table-cell office:value-type="float" office:value="6.9994" calcext:value-type="float">
            <text:p>6.9994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91" calcext:value-type="float">
            <text:p>9.9991</text:p>
          </table:table-cell>
          <table:table-cell office:value-type="float" office:value="3.9994" calcext:value-type="float">
            <text:p>3.9994</text:p>
          </table:table-cell>
          <table:table-cell table:number-columns-repeated="2" office:value-type="float" office:value="9.999" calcext:value-type="float">
            <text:p>9.999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93" calcext:value-type="float">
            <text:p>9.9993</text:p>
          </table:table-cell>
          <table:table-cell office:value-type="float" office:value="5.9993" calcext:value-type="float">
            <text:p>5.9993</text:p>
          </table:table-cell>
          <table:table-cell office:value-type="float" office:value="9.9986" calcext:value-type="float">
            <text:p>9.9986</text:p>
          </table:table-cell>
          <table:table-cell office:value-type="float" office:value="6.9993" calcext:value-type="float">
            <text:p>6.9993</text:p>
          </table:table-cell>
          <table:table-cell office:value-type="float" office:value="2.9998" calcext:value-type="float">
            <text:p>2.9998</text:p>
          </table:table-cell>
          <table:table-cell office:value-type="float" office:value="9.9992" calcext:value-type="float">
            <text:p>9.9992</text:p>
          </table:table-cell>
          <table:table-cell office:value-type="float" office:value="10.9985" calcext:value-type="float">
            <text:p>10.9985</text:p>
          </table:table-cell>
          <table:table-cell office:value-type="float" office:value="9.9946" calcext:value-type="float">
            <text:p>9.9946</text:p>
          </table:table-cell>
          <table:table-cell office:value-type="float" office:value="8.999" calcext:value-type="float">
            <text:p>8.999</text:p>
          </table:table-cell>
          <table:table-cell office:value-type="float" office:value="4.984" calcext:value-type="float">
            <text:p>4.984</text:p>
          </table:table-cell>
          <table:table-cell office:value-type="float" office:value="9.9992" calcext:value-type="float">
            <text:p>9.9992</text:p>
          </table:table-cell>
          <table:table-cell office:value-type="float" office:value="3.9997" calcext:value-type="float">
            <text:p>3.9997</text:p>
          </table:table-cell>
          <table:table-cell office:value-type="float" office:value="1.9998" calcext:value-type="float">
            <text:p>1.9998</text:p>
          </table:table-cell>
        </table:table-row>
        <table:table-row table:style-name="ro1">
          <table:table-cell/>
          <table:table-cell office:value-type="float" office:value="9.9978" calcext:value-type="float">
            <text:p>9.9978</text:p>
          </table:table-cell>
          <table:table-cell office:value-type="float" office:value="8.9992" calcext:value-type="float">
            <text:p>8.9992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75" calcext:value-type="float">
            <text:p>8.9975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9" calcext:value-type="float">
            <text:p>9.999</text:p>
          </table:table-cell>
          <table:table-cell office:value-type="float" office:value="8.9978" calcext:value-type="float">
            <text:p>8.9978</text:p>
          </table:table-cell>
          <table:table-cell office:value-type="float" office:value="4.9996" calcext:value-type="float">
            <text:p>4.9996</text:p>
          </table:table-cell>
          <table:table-cell office:value-type="float" office:value="9.9987" calcext:value-type="float">
            <text:p>9.9987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997" calcext:value-type="float">
            <text:p>8.9997</text:p>
          </table:table-cell>
          <table:table-cell office:value-type="float" office:value="6.9927" calcext:value-type="float">
            <text:p>6.9927</text:p>
          </table:table-cell>
          <table:table-cell office:value-type="float" office:value="9.9987" calcext:value-type="float">
            <text:p>9.9987</text:p>
          </table:table-cell>
          <table:table-cell office:value-type="float" office:value="7.9992" calcext:value-type="float">
            <text:p>7.9992</text:p>
          </table:table-cell>
          <table:table-cell office:value-type="float" office:value="1.9722" calcext:value-type="float">
            <text:p>1.9722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93" calcext:value-type="float">
            <text:p>9.9993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4" calcext:value-type="float">
            <text:p>8.9994</text:p>
          </table:table-cell>
          <table:table-cell office:value-type="float" office:value="4.9994" calcext:value-type="float">
            <text:p>4.9994</text:p>
          </table:table-cell>
          <table:table-cell office:value-type="float" office:value="9.9991" calcext:value-type="float">
            <text:p>9.9991</text:p>
          </table:table-cell>
          <table:table-cell office:value-type="float" office:value="4.9969" calcext:value-type="float">
            <text:p>4.9969</text:p>
          </table:table-cell>
          <table:table-cell office:value-type="float" office:value="0.9998" calcext:value-type="float">
            <text:p>0.9998</text:p>
          </table:table-cell>
        </table:table-row>
        <table:table-row table:style-name="ro1">
          <table:table-cell/>
          <table:table-cell office:value-type="float" office:value="9.9985" calcext:value-type="float">
            <text:p>9.9985</text:p>
          </table:table-cell>
          <table:table-cell office:value-type="float" office:value="10.9986" calcext:value-type="float">
            <text:p>10.9986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244" calcext:value-type="float">
            <text:p>9.9244</text:p>
          </table:table-cell>
          <table:table-cell office:value-type="float" office:value="7.9905" calcext:value-type="float">
            <text:p>7.9905</text:p>
          </table:table-cell>
          <table:table-cell office:value-type="float" office:value="9.999" calcext:value-type="float">
            <text:p>9.999</text:p>
          </table:table-cell>
          <table:table-cell office:value-type="float" office:value="8.9993" calcext:value-type="float">
            <text:p>8.9993</text:p>
          </table:table-cell>
          <table:table-cell office:value-type="float" office:value="4.999" calcext:value-type="float">
            <text:p>4.999</text:p>
          </table:table-cell>
          <table:table-cell office:value-type="float" office:value="9.9989" calcext:value-type="float">
            <text:p>9.9989</text:p>
          </table:table-cell>
          <table:table-cell table:number-columns-repeated="2" office:value-type="float" office:value="9.9992" calcext:value-type="float">
            <text:p>9.9992</text:p>
          </table:table-cell>
          <table:table-cell office:value-type="float" office:value="9.9988" calcext:value-type="float">
            <text:p>9.9988</text:p>
          </table:table-cell>
          <table:table-cell office:value-type="float" office:value="5.9996" calcext:value-type="float">
            <text:p>5.9996</text:p>
          </table:table-cell>
          <table:table-cell office:value-type="float" office:value="9.9986" calcext:value-type="float">
            <text:p>9.9986</text:p>
          </table:table-cell>
          <table:table-cell office:value-type="float" office:value="6.9984" calcext:value-type="float">
            <text:p>6.9984</text:p>
          </table:table-cell>
          <table:table-cell office:value-type="float" office:value="2.9973" calcext:value-type="float">
            <text:p>2.9973</text:p>
          </table:table-cell>
          <table:table-cell table:number-columns-repeated="2" office:value-type="float" office:value="9.9992" calcext:value-type="float">
            <text:p>9.9992</text:p>
          </table:table-cell>
          <table:table-cell office:value-type="float" office:value="9.9993" calcext:value-type="float">
            <text:p>9.9993</text:p>
          </table:table-cell>
          <table:table-cell office:value-type="float" office:value="8.9968" calcext:value-type="float">
            <text:p>8.9968</text:p>
          </table:table-cell>
          <table:table-cell office:value-type="float" office:value="4.9518" calcext:value-type="float">
            <text:p>4.9518</text:p>
          </table:table-cell>
          <table:table-cell office:value-type="float" office:value="9.9986" calcext:value-type="float">
            <text:p>9.9986</text:p>
          </table:table-cell>
          <table:table-cell office:value-type="float" office:value="4.992" calcext:value-type="float">
            <text:p>4.992</text:p>
          </table:table-cell>
          <table:table-cell office:value-type="float" office:value="1.9986" calcext:value-type="float">
            <text:p>1.9986</text:p>
          </table:table-cell>
        </table:table-row>
        <table:table-row table:style-name="ro1">
          <table:table-cell/>
          <table:table-cell office:value-type="float" office:value="9.9988" calcext:value-type="float">
            <text:p>9.9988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86" calcext:value-type="float">
            <text:p>9.9986</text:p>
          </table:table-cell>
          <table:table-cell office:value-type="float" office:value="8.9992" calcext:value-type="float">
            <text:p>8.9992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77" calcext:value-type="float">
            <text:p>9.9977</text:p>
          </table:table-cell>
          <table:table-cell office:value-type="float" office:value="9.9992" calcext:value-type="float">
            <text:p>9.9992</text:p>
          </table:table-cell>
          <table:table-cell office:value-type="float" office:value="4.9992" calcext:value-type="float">
            <text:p>4.9992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88" calcext:value-type="float">
            <text:p>9.9988</text:p>
          </table:table-cell>
          <table:table-cell office:value-type="float" office:value="8.9993" calcext:value-type="float">
            <text:p>8.9993</text:p>
          </table:table-cell>
          <table:table-cell office:value-type="float" office:value="5.9996" calcext:value-type="float">
            <text:p>5.9996</text:p>
          </table:table-cell>
          <table:table-cell office:value-type="float" office:value="9.9992" calcext:value-type="float">
            <text:p>9.9992</text:p>
          </table:table-cell>
          <table:table-cell office:value-type="float" office:value="7.9992" calcext:value-type="float">
            <text:p>7.9992</text:p>
          </table:table-cell>
          <table:table-cell office:value-type="float" office:value="1.9863" calcext:value-type="float">
            <text:p>1.9863</text:p>
          </table:table-cell>
          <table:table-cell office:value-type="float" office:value="9.999" calcext:value-type="float">
            <text:p>9.999</text:p>
          </table:table-cell>
          <table:table-cell office:value-type="float" office:value="8.9853" calcext:value-type="float">
            <text:p>8.9853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3" calcext:value-type="float">
            <text:p>8.9993</text:p>
          </table:table-cell>
          <table:table-cell office:value-type="float" office:value="4.9887" calcext:value-type="float">
            <text:p>4.9887</text:p>
          </table:table-cell>
          <table:table-cell office:value-type="float" office:value="9.9979" calcext:value-type="float">
            <text:p>9.9979</text:p>
          </table:table-cell>
          <table:table-cell office:value-type="float" office:value="5.9995" calcext:value-type="float">
            <text:p>5.9995</text:p>
          </table:table-cell>
          <table:table-cell office:value-type="float" office:value="1.9988" calcext:value-type="float">
            <text:p>1.9988</text:p>
          </table:table-cell>
        </table:table-row>
        <table:table-row table:style-name="ro1">
          <table:table-cell/>
          <table:table-cell office:value-type="float" office:value="8.9993" calcext:value-type="float">
            <text:p>8.9993</text:p>
          </table:table-cell>
          <table:table-cell office:value-type="float" office:value="8.998" calcext:value-type="float">
            <text:p>8.998</text:p>
          </table:table-cell>
          <table:table-cell office:value-type="float" office:value="9.9988" calcext:value-type="float">
            <text:p>9.9988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993" calcext:value-type="float">
            <text:p>8.9993</text:p>
          </table:table-cell>
          <table:table-cell office:value-type="float" office:value="6.9993" calcext:value-type="float">
            <text:p>6.9993</text:p>
          </table:table-cell>
          <table:table-cell office:value-type="float" office:value="9.9989" calcext:value-type="float">
            <text:p>9.9989</text:p>
          </table:table-cell>
          <table:table-cell office:value-type="float" office:value="8.9992" calcext:value-type="float">
            <text:p>8.9992</text:p>
          </table:table-cell>
          <table:table-cell office:value-type="float" office:value="3.9995" calcext:value-type="float">
            <text:p>3.9995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93" calcext:value-type="float">
            <text:p>9.9993</text:p>
          </table:table-cell>
          <table:table-cell office:value-type="float" office:value="8.9445" calcext:value-type="float">
            <text:p>8.9445</text:p>
          </table:table-cell>
          <table:table-cell office:value-type="float" office:value="6.9979" calcext:value-type="float">
            <text:p>6.9979</text:p>
          </table:table-cell>
          <table:table-cell office:value-type="float" office:value="9.9992" calcext:value-type="float">
            <text:p>9.9992</text:p>
          </table:table-cell>
          <table:table-cell office:value-type="float" office:value="6.975" calcext:value-type="float">
            <text:p>6.975</text:p>
          </table:table-cell>
          <table:table-cell office:value-type="float" office:value="2.9611" calcext:value-type="float">
            <text:p>2.9611</text:p>
          </table:table-cell>
          <table:table-cell office:value-type="float" office:value="9.999" calcext:value-type="float">
            <text:p>9.999</text:p>
          </table:table-cell>
          <table:table-cell office:value-type="float" office:value="9.9845" calcext:value-type="float">
            <text:p>9.9845</text:p>
          </table:table-cell>
          <table:table-cell office:value-type="float" office:value="9.999" calcext:value-type="float">
            <text:p>9.999</text:p>
          </table:table-cell>
          <table:table-cell office:value-type="float" office:value="8.9784" calcext:value-type="float">
            <text:p>8.9784</text:p>
          </table:table-cell>
          <table:table-cell office:value-type="float" office:value="3.9996" calcext:value-type="float">
            <text:p>3.9996</text:p>
          </table:table-cell>
          <table:table-cell office:value-type="float" office:value="9.9993" calcext:value-type="float">
            <text:p>9.9993</text:p>
          </table:table-cell>
          <table:table-cell office:value-type="float" office:value="4.9989" calcext:value-type="float">
            <text:p>4.9989</text:p>
          </table:table-cell>
          <table:table-cell office:value-type="float" office:value="0.9981" calcext:value-type="float">
            <text:p>0.9981</text:p>
          </table:table-cell>
        </table:table-row>
        <table:table-row table:style-name="ro1">
          <table:table-cell/>
          <table:table-cell office:value-type="float" office:value="10.999" calcext:value-type="float">
            <text:p>10.999</text:p>
          </table:table-cell>
          <table:table-cell office:value-type="float" office:value="9.9853" calcext:value-type="float">
            <text:p>9.9853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92" calcext:value-type="float">
            <text:p>9.9992</text:p>
          </table:table-cell>
          <table:table-cell office:value-type="float" office:value="7.9993" calcext:value-type="float">
            <text:p>7.9993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93" calcext:value-type="float">
            <text:p>9.9993</text:p>
          </table:table-cell>
          <table:table-cell office:value-type="float" office:value="4.9997" calcext:value-type="float">
            <text:p>4.9997</text:p>
          </table:table-cell>
          <table:table-cell table:number-columns-repeated="2" office:value-type="float" office:value="9.999" calcext:value-type="float">
            <text:p>9.999</text:p>
          </table:table-cell>
          <table:table-cell table:number-columns-repeated="2" office:value-type="float" office:value="9.9992" calcext:value-type="float">
            <text:p>9.9992</text:p>
          </table:table-cell>
          <table:table-cell office:value-type="float" office:value="4.9988" calcext:value-type="float">
            <text:p>4.9988</text:p>
          </table:table-cell>
          <table:table-cell office:value-type="float" office:value="9.9992" calcext:value-type="float">
            <text:p>9.9992</text:p>
          </table:table-cell>
          <table:table-cell office:value-type="float" office:value="7.9992" calcext:value-type="float">
            <text:p>7.9992</text:p>
          </table:table-cell>
          <table:table-cell office:value-type="float" office:value="1.9998" calcext:value-type="float">
            <text:p>1.9998</text:p>
          </table:table-cell>
          <table:table-cell office:value-type="float" office:value="9.9967" calcext:value-type="float">
            <text:p>9.9967</text:p>
          </table:table-cell>
          <table:table-cell office:value-type="float" office:value="9.9962" calcext:value-type="float">
            <text:p>9.9962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87" calcext:value-type="float">
            <text:p>8.9987</text:p>
          </table:table-cell>
          <table:table-cell office:value-type="float" office:value="4.9992" calcext:value-type="float">
            <text:p>4.9992</text:p>
          </table:table-cell>
          <table:table-cell office:value-type="float" office:value="9.9988" calcext:value-type="float">
            <text:p>9.9988</text:p>
          </table:table-cell>
          <table:table-cell office:value-type="float" office:value="4.9683" calcext:value-type="float">
            <text:p>4.9683</text:p>
          </table:table-cell>
          <table:table-cell office:value-type="float" office:value="1.9998" calcext:value-type="float">
            <text:p>1.9998</text:p>
          </table:table-cell>
        </table:table-row>
        <table:table-row table:style-name="ro1">
          <table:table-cell/>
          <table:table-cell office:value-type="float" office:value="9.9992" calcext:value-type="float">
            <text:p>9.9992</text:p>
          </table:table-cell>
          <table:table-cell office:value-type="float" office:value="9.9858" calcext:value-type="float">
            <text:p>9.9858</text:p>
          </table:table-cell>
          <table:table-cell office:value-type="float" office:value="9.998" calcext:value-type="float">
            <text:p>9.998</text:p>
          </table:table-cell>
          <table:table-cell office:value-type="float" office:value="9.9989" calcext:value-type="float">
            <text:p>9.9989</text:p>
          </table:table-cell>
          <table:table-cell office:value-type="float" office:value="8.9992" calcext:value-type="float">
            <text:p>8.9992</text:p>
          </table:table-cell>
          <table:table-cell office:value-type="float" office:value="7.9992" calcext:value-type="float">
            <text:p>7.9992</text:p>
          </table:table-cell>
          <table:table-cell office:value-type="float" office:value="9.9968" calcext:value-type="float">
            <text:p>9.9968</text:p>
          </table:table-cell>
          <table:table-cell office:value-type="float" office:value="8.9993" calcext:value-type="float">
            <text:p>8.9993</text:p>
          </table:table-cell>
          <table:table-cell office:value-type="float" office:value="3.9996" calcext:value-type="float">
            <text:p>3.9996</text:p>
          </table:table-cell>
          <table:table-cell office:value-type="float" office:value="9.9981" calcext:value-type="float">
            <text:p>9.9981</text:p>
          </table:table-cell>
          <table:table-cell office:value-type="float" office:value="8.9716" calcext:value-type="float">
            <text:p>8.9716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994" calcext:value-type="float">
            <text:p>8.9994</text:p>
          </table:table-cell>
          <table:table-cell office:value-type="float" office:value="6.9994" calcext:value-type="float">
            <text:p>6.9994</text:p>
          </table:table-cell>
          <table:table-cell office:value-type="float" office:value="9.9989" calcext:value-type="float">
            <text:p>9.9989</text:p>
          </table:table-cell>
          <table:table-cell office:value-type="float" office:value="6.9973" calcext:value-type="float">
            <text:p>6.9973</text:p>
          </table:table-cell>
          <table:table-cell office:value-type="float" office:value="2.9974" calcext:value-type="float">
            <text:p>2.9974</text:p>
          </table:table-cell>
          <table:table-cell table:number-columns-repeated="2" office:value-type="float" office:value="9.9989" calcext:value-type="float">
            <text:p>9.9989</text:p>
          </table:table-cell>
          <table:table-cell office:value-type="float" office:value="9.9979" calcext:value-type="float">
            <text:p>9.9979</text:p>
          </table:table-cell>
          <table:table-cell office:value-type="float" office:value="8.9992" calcext:value-type="float">
            <text:p>8.9992</text:p>
          </table:table-cell>
          <table:table-cell office:value-type="float" office:value="4.9988" calcext:value-type="float">
            <text:p>4.9988</text:p>
          </table:table-cell>
          <table:table-cell office:value-type="float" office:value="9.999" calcext:value-type="float">
            <text:p>9.999</text:p>
          </table:table-cell>
          <table:table-cell office:value-type="float" office:value="4.9986" calcext:value-type="float">
            <text:p>4.9986</text:p>
          </table:table-cell>
          <table:table-cell office:value-type="float" office:value="0.9996" calcext:value-type="float">
            <text:p>0.9996</text:p>
          </table:table-cell>
        </table:table-row>
        <table:table-row table:style-name="ro1">
          <table:table-cell/>
          <table:table-cell office:value-type="float" office:value="9.999" calcext:value-type="float">
            <text:p>9.999</text:p>
          </table:table-cell>
          <table:table-cell office:value-type="float" office:value="9.9993" calcext:value-type="float">
            <text:p>9.9993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8" calcext:value-type="float">
            <text:p>9.998</text:p>
          </table:table-cell>
          <table:table-cell office:value-type="float" office:value="8.9993" calcext:value-type="float">
            <text:p>8.9993</text:p>
          </table:table-cell>
          <table:table-cell office:value-type="float" office:value="6.9995" calcext:value-type="float">
            <text:p>6.9995</text:p>
          </table:table-cell>
          <table:table-cell office:value-type="float" office:value="9.9976" calcext:value-type="float">
            <text:p>9.9976</text:p>
          </table:table-cell>
          <table:table-cell office:value-type="float" office:value="8.9991" calcext:value-type="float">
            <text:p>8.9991</text:p>
          </table:table-cell>
          <table:table-cell office:value-type="float" office:value="4.9996" calcext:value-type="float">
            <text:p>4.9996</text:p>
          </table:table-cell>
          <table:table-cell office:value-type="float" office:value="9.999" calcext:value-type="float">
            <text:p>9.999</text:p>
          </table:table-cell>
          <table:table-cell office:value-type="float" office:value="10.999" calcext:value-type="float">
            <text:p>10.999</text:p>
          </table:table-cell>
          <table:table-cell office:value-type="float" office:value="9.999" calcext:value-type="float">
            <text:p>9.999</text:p>
          </table:table-cell>
          <table:table-cell office:value-type="float" office:value="8.9993" calcext:value-type="float">
            <text:p>8.9993</text:p>
          </table:table-cell>
          <table:table-cell office:value-type="float" office:value="5.9996" calcext:value-type="float">
            <text:p>5.9996</text:p>
          </table:table-cell>
          <table:table-cell office:value-type="float" office:value="9.9988" calcext:value-type="float">
            <text:p>9.9988</text:p>
          </table:table-cell>
          <table:table-cell office:value-type="float" office:value="7.9994" calcext:value-type="float">
            <text:p>7.9994</text:p>
          </table:table-cell>
          <table:table-cell office:value-type="float" office:value="1.9998" calcext:value-type="float">
            <text:p>1.9998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993" calcext:value-type="float">
            <text:p>8.9993</text:p>
          </table:table-cell>
          <table:table-cell office:value-type="float" office:value="4.9993" calcext:value-type="float">
            <text:p>4.9993</text:p>
          </table:table-cell>
          <table:table-cell office:value-type="float" office:value="9.9971" calcext:value-type="float">
            <text:p>9.9971</text:p>
          </table:table-cell>
          <table:table-cell office:value-type="float" office:value="5.9995" calcext:value-type="float">
            <text:p>5.9995</text:p>
          </table:table-cell>
          <table:table-cell office:value-type="float" office:value="1.9993" calcext:value-type="float">
            <text:p>1.9993</text:p>
          </table:table-cell>
        </table:table-row>
        <table:table-row table:style-name="ro1">
          <table:table-cell/>
          <table:table-cell office:value-type="float" office:value="8.9988" calcext:value-type="float">
            <text:p>8.9988</text:p>
          </table:table-cell>
          <table:table-cell office:value-type="float" office:value="9.9807" calcext:value-type="float">
            <text:p>9.9807</text:p>
          </table:table-cell>
          <table:table-cell office:value-type="float" office:value="9.9988" calcext:value-type="float">
            <text:p>9.9988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4" calcext:value-type="float">
            <text:p>8.9994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77" calcext:value-type="float">
            <text:p>9.9977</text:p>
          </table:table-cell>
          <table:table-cell office:value-type="float" office:value="9.9975" calcext:value-type="float">
            <text:p>9.9975</text:p>
          </table:table-cell>
          <table:table-cell office:value-type="float" office:value="3.9996" calcext:value-type="float">
            <text:p>3.9996</text:p>
          </table:table-cell>
          <table:table-cell table:number-columns-repeated="2" office:value-type="float" office:value="9.9989" calcext:value-type="float">
            <text:p>9.9989</text:p>
          </table:table-cell>
          <table:table-cell table:number-columns-repeated="2" office:value-type="float" office:value="9.9991" calcext:value-type="float">
            <text:p>9.9991</text:p>
          </table:table-cell>
          <table:table-cell office:value-type="float" office:value="6.9993" calcext:value-type="float">
            <text:p>6.9993</text:p>
          </table:table-cell>
          <table:table-cell office:value-type="float" office:value="9.9993" calcext:value-type="float">
            <text:p>9.9993</text:p>
          </table:table-cell>
          <table:table-cell office:value-type="float" office:value="7.9994" calcext:value-type="float">
            <text:p>7.9994</text:p>
          </table:table-cell>
          <table:table-cell office:value-type="float" office:value="2.9993" calcext:value-type="float">
            <text:p>2.9993</text:p>
          </table:table-cell>
          <table:table-cell table:number-columns-repeated="2" office:value-type="float" office:value="9.9992" calcext:value-type="float">
            <text:p>9.9992</text:p>
          </table:table-cell>
          <table:table-cell office:value-type="float" office:value="9.9993" calcext:value-type="float">
            <text:p>9.9993</text:p>
          </table:table-cell>
          <table:table-cell office:value-type="float" office:value="8.9987" calcext:value-type="float">
            <text:p>8.9987</text:p>
          </table:table-cell>
          <table:table-cell office:value-type="float" office:value="3.998" calcext:value-type="float">
            <text:p>3.998</text:p>
          </table:table-cell>
          <table:table-cell office:value-type="float" office:value="9.9992" calcext:value-type="float">
            <text:p>9.9992</text:p>
          </table:table-cell>
          <table:table-cell office:value-type="float" office:value="4.9995" calcext:value-type="float">
            <text:p>4.9995</text:p>
          </table:table-cell>
          <table:table-cell office:value-type="float" office:value="1.9995" calcext:value-type="float">
            <text:p>1.9995</text:p>
          </table:table-cell>
        </table:table-row>
        <table:table-row table:style-name="ro1">
          <table:table-cell/>
          <table:table-cell office:value-type="float" office:value="9.9991" calcext:value-type="float">
            <text:p>9.9991</text:p>
          </table:table-cell>
          <table:table-cell office:value-type="float" office:value="9.988" calcext:value-type="float">
            <text:p>9.988</text:p>
          </table:table-cell>
          <table:table-cell office:value-type="float" office:value="9.997" calcext:value-type="float">
            <text:p>9.997</text:p>
          </table:table-cell>
          <table:table-cell office:value-type="float" office:value="8.9785" calcext:value-type="float">
            <text:p>8.9785</text:p>
          </table:table-cell>
          <table:table-cell office:value-type="float" office:value="9.9993" calcext:value-type="float">
            <text:p>9.9993</text:p>
          </table:table-cell>
          <table:table-cell office:value-type="float" office:value="6.998" calcext:value-type="float">
            <text:p>6.998</text:p>
          </table:table-cell>
          <table:table-cell office:value-type="float" office:value="9.9968" calcext:value-type="float">
            <text:p>9.9968</text:p>
          </table:table-cell>
          <table:table-cell office:value-type="float" office:value="8.9989" calcext:value-type="float">
            <text:p>8.9989</text:p>
          </table:table-cell>
          <table:table-cell office:value-type="float" office:value="3.9996" calcext:value-type="float">
            <text:p>3.9996</text:p>
          </table:table-cell>
          <table:table-cell office:value-type="float" office:value="9.9989" calcext:value-type="float">
            <text:p>9.9989</text:p>
          </table:table-cell>
          <table:table-cell office:value-type="float" office:value="8.9928" calcext:value-type="float">
            <text:p>8.9928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3" calcext:value-type="float">
            <text:p>8.9993</text:p>
          </table:table-cell>
          <table:table-cell office:value-type="float" office:value="4.9983" calcext:value-type="float">
            <text:p>4.9983</text:p>
          </table:table-cell>
          <table:table-cell office:value-type="float" office:value="9.9981" calcext:value-type="float">
            <text:p>9.9981</text:p>
          </table:table-cell>
          <table:table-cell office:value-type="float" office:value="6.9991" calcext:value-type="float">
            <text:p>6.9991</text:p>
          </table:table-cell>
          <table:table-cell office:value-type="float" office:value="1.9995" calcext:value-type="float">
            <text:p>1.9995</text:p>
          </table:table-cell>
          <table:table-cell office:value-type="float" office:value="8.9993" calcext:value-type="float">
            <text:p>8.9993</text:p>
          </table:table-cell>
          <table:table-cell table:number-columns-repeated="2" office:value-type="float" office:value="9.9992" calcext:value-type="float">
            <text:p>9.9992</text:p>
          </table:table-cell>
          <table:table-cell office:value-type="float" office:value="7.9979" calcext:value-type="float">
            <text:p>7.9979</text:p>
          </table:table-cell>
          <table:table-cell office:value-type="float" office:value="4.9995" calcext:value-type="float">
            <text:p>4.9995</text:p>
          </table:table-cell>
          <table:table-cell office:value-type="float" office:value="9.9992" calcext:value-type="float">
            <text:p>9.9992</text:p>
          </table:table-cell>
          <table:table-cell office:value-type="float" office:value="4.9995" calcext:value-type="float">
            <text:p>4.9995</text:p>
          </table:table-cell>
          <table:table-cell office:value-type="float" office:value="0.9905" calcext:value-type="float">
            <text:p>0.9905</text:p>
          </table:table-cell>
        </table:table-row>
        <table:table-row table:style-name="ro1">
          <table:table-cell/>
          <table:table-cell office:value-type="float" office:value="8.9992" calcext:value-type="float">
            <text:p>8.9992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77" calcext:value-type="float">
            <text:p>9.9977</text:p>
          </table:table-cell>
          <table:table-cell office:value-type="float" office:value="9.9879" calcext:value-type="float">
            <text:p>9.9879</text:p>
          </table:table-cell>
          <table:table-cell office:value-type="float" office:value="8.9989" calcext:value-type="float">
            <text:p>8.9989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79" calcext:value-type="float">
            <text:p>9.9979</text:p>
          </table:table-cell>
          <table:table-cell office:value-type="float" office:value="8.999" calcext:value-type="float">
            <text:p>8.999</text:p>
          </table:table-cell>
          <table:table-cell office:value-type="float" office:value="4.9995" calcext:value-type="float">
            <text:p>4.9995</text:p>
          </table:table-cell>
          <table:table-cell office:value-type="float" office:value="9.9988" calcext:value-type="float">
            <text:p>9.9988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93" calcext:value-type="float">
            <text:p>9.9993</text:p>
          </table:table-cell>
          <table:table-cell office:value-type="float" office:value="8.9993" calcext:value-type="float">
            <text:p>8.9993</text:p>
          </table:table-cell>
          <table:table-cell office:value-type="float" office:value="5.9993" calcext:value-type="float">
            <text:p>5.9993</text:p>
          </table:table-cell>
          <table:table-cell office:value-type="float" office:value="9.9991" calcext:value-type="float">
            <text:p>9.9991</text:p>
          </table:table-cell>
          <table:table-cell office:value-type="float" office:value="7.9968" calcext:value-type="float">
            <text:p>7.9968</text:p>
          </table:table-cell>
          <table:table-cell office:value-type="float" office:value="2.9998" calcext:value-type="float">
            <text:p>2.9998</text:p>
          </table:table-cell>
          <table:table-cell office:value-type="float" office:value="10.9991" calcext:value-type="float">
            <text:p>10.9991</text:p>
          </table:table-cell>
          <table:table-cell office:value-type="float" office:value="9.9734" calcext:value-type="float">
            <text:p>9.9734</text:p>
          </table:table-cell>
          <table:table-cell office:value-type="float" office:value="9.9986" calcext:value-type="float">
            <text:p>9.9986</text:p>
          </table:table-cell>
          <table:table-cell office:value-type="float" office:value="8.9987" calcext:value-type="float">
            <text:p>8.9987</text:p>
          </table:table-cell>
          <table:table-cell office:value-type="float" office:value="3.9688" calcext:value-type="float">
            <text:p>3.9688</text:p>
          </table:table-cell>
          <table:table-cell office:value-type="float" office:value="9.9992" calcext:value-type="float">
            <text:p>9.9992</text:p>
          </table:table-cell>
          <table:table-cell office:value-type="float" office:value="5.9996" calcext:value-type="float">
            <text:p>5.9996</text:p>
          </table:table-cell>
          <table:table-cell office:value-type="float" office:value="1.9852" calcext:value-type="float">
            <text:p>1.9852</text:p>
          </table:table-cell>
        </table:table-row>
        <table:table-row table:style-name="ro1">
          <table:table-cell/>
          <table:table-cell office:value-type="float" office:value="9.9861" calcext:value-type="float">
            <text:p>9.9861</text:p>
          </table:table-cell>
          <table:table-cell office:value-type="float" office:value="9.9976" calcext:value-type="float">
            <text:p>9.9976</text:p>
          </table:table-cell>
          <table:table-cell office:value-type="float" office:value="9.9985" calcext:value-type="float">
            <text:p>9.9985</text:p>
          </table:table-cell>
          <table:table-cell office:value-type="float" office:value="10.9976" calcext:value-type="float">
            <text:p>10.9976</text:p>
          </table:table-cell>
          <table:table-cell office:value-type="float" office:value="8.9991" calcext:value-type="float">
            <text:p>8.9991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74" calcext:value-type="float">
            <text:p>9.9974</text:p>
          </table:table-cell>
          <table:table-cell office:value-type="float" office:value="8.9993" calcext:value-type="float">
            <text:p>8.9993</text:p>
          </table:table-cell>
          <table:table-cell office:value-type="float" office:value="3.9996" calcext:value-type="float">
            <text:p>3.9996</text:p>
          </table:table-cell>
          <table:table-cell office:value-type="float" office:value="9.9987" calcext:value-type="float">
            <text:p>9.9987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77" calcext:value-type="float">
            <text:p>9.9977</text:p>
          </table:table-cell>
          <table:table-cell office:value-type="float" office:value="8.9993" calcext:value-type="float">
            <text:p>8.9993</text:p>
          </table:table-cell>
          <table:table-cell office:value-type="float" office:value="5.9996" calcext:value-type="float">
            <text:p>5.9996</text:p>
          </table:table-cell>
          <table:table-cell office:value-type="float" office:value="9.9989" calcext:value-type="float">
            <text:p>9.9989</text:p>
          </table:table-cell>
          <table:table-cell office:value-type="float" office:value="6.9993" calcext:value-type="float">
            <text:p>6.9993</text:p>
          </table:table-cell>
          <table:table-cell office:value-type="float" office:value="1.9998" calcext:value-type="float">
            <text:p>1.9998</text:p>
          </table:table-cell>
          <table:table-cell office:value-type="float" office:value="8.9994" calcext:value-type="float">
            <text:p>8.9994</text:p>
          </table:table-cell>
          <table:table-cell office:value-type="float" office:value="10.9989" calcext:value-type="float">
            <text:p>10.9989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1" calcext:value-type="float">
            <text:p>8.9991</text:p>
          </table:table-cell>
          <table:table-cell office:value-type="float" office:value="4.9996" calcext:value-type="float">
            <text:p>4.9996</text:p>
          </table:table-cell>
          <table:table-cell office:value-type="float" office:value="9.9976" calcext:value-type="float">
            <text:p>9.9976</text:p>
          </table:table-cell>
          <table:table-cell office:value-type="float" office:value="4.9996" calcext:value-type="float">
            <text:p>4.9996</text:p>
          </table:table-cell>
          <table:table-cell office:value-type="float" office:value="0.9999" calcext:value-type="float">
            <text:p>0.9999</text:p>
          </table:table-cell>
        </table:table-row>
        <table:table-row table:style-name="ro1">
          <table:table-cell/>
          <table:table-cell office:value-type="float" office:value="9.9832" calcext:value-type="float">
            <text:p>9.9832</text:p>
          </table:table-cell>
          <table:table-cell office:value-type="float" office:value="9.9977" calcext:value-type="float">
            <text:p>9.9977</text:p>
          </table:table-cell>
          <table:table-cell office:value-type="float" office:value="9.9965" calcext:value-type="float">
            <text:p>9.9965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624" calcext:value-type="float">
            <text:p>8.9624</text:p>
          </table:table-cell>
          <table:table-cell office:value-type="float" office:value="7.9979" calcext:value-type="float">
            <text:p>7.9979</text:p>
          </table:table-cell>
          <table:table-cell office:value-type="float" office:value="9.999" calcext:value-type="float">
            <text:p>9.999</text:p>
          </table:table-cell>
          <table:table-cell office:value-type="float" office:value="8.9987" calcext:value-type="float">
            <text:p>8.9987</text:p>
          </table:table-cell>
          <table:table-cell office:value-type="float" office:value="4.9997" calcext:value-type="float">
            <text:p>4.9997</text:p>
          </table:table-cell>
          <table:table-cell office:value-type="float" office:value="9.9993" calcext:value-type="float">
            <text:p>9.9993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3" calcext:value-type="float">
            <text:p>8.9993</text:p>
          </table:table-cell>
          <table:table-cell office:value-type="float" office:value="5.9995" calcext:value-type="float">
            <text:p>5.9995</text:p>
          </table:table-cell>
          <table:table-cell office:value-type="float" office:value="9.999" calcext:value-type="float">
            <text:p>9.999</text:p>
          </table:table-cell>
          <table:table-cell office:value-type="float" office:value="7.9989" calcext:value-type="float">
            <text:p>7.9989</text:p>
          </table:table-cell>
          <table:table-cell office:value-type="float" office:value="2.9966" calcext:value-type="float">
            <text:p>2.9966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3" calcext:value-type="float">
            <text:p>8.9993</text:p>
          </table:table-cell>
          <table:table-cell office:value-type="float" office:value="9.9315" calcext:value-type="float">
            <text:p>9.9315</text:p>
          </table:table-cell>
          <table:table-cell office:value-type="float" office:value="8.9991" calcext:value-type="float">
            <text:p>8.9991</text:p>
          </table:table-cell>
          <table:table-cell office:value-type="float" office:value="3.9993" calcext:value-type="float">
            <text:p>3.9993</text:p>
          </table:table-cell>
          <table:table-cell office:value-type="float" office:value="9.9924" calcext:value-type="float">
            <text:p>9.9924</text:p>
          </table:table-cell>
          <table:table-cell office:value-type="float" office:value="4.992" calcext:value-type="float">
            <text:p>4.992</text:p>
          </table:table-cell>
          <table:table-cell office:value-type="float" office:value="1.9995" calcext:value-type="float">
            <text:p>1.9995</text:p>
          </table:table-cell>
        </table:table-row>
        <table:table-row table:style-name="ro1">
          <table:table-cell/>
          <table:table-cell office:value-type="float" office:value="9.9896" calcext:value-type="float">
            <text:p>9.9896</text:p>
          </table:table-cell>
          <table:table-cell office:value-type="float" office:value="9.9987" calcext:value-type="float">
            <text:p>9.9987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86" calcext:value-type="float">
            <text:p>9.9986</text:p>
          </table:table-cell>
          <table:table-cell office:value-type="float" office:value="6.9994" calcext:value-type="float">
            <text:p>6.9994</text:p>
          </table:table-cell>
          <table:table-cell office:value-type="float" office:value="9.9989" calcext:value-type="float">
            <text:p>9.9989</text:p>
          </table:table-cell>
          <table:table-cell office:value-type="float" office:value="8.9984" calcext:value-type="float">
            <text:p>8.9984</text:p>
          </table:table-cell>
          <table:table-cell office:value-type="float" office:value="3.9995" calcext:value-type="float">
            <text:p>3.9995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04" calcext:value-type="float">
            <text:p>9.9904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992" calcext:value-type="float">
            <text:p>8.9992</text:p>
          </table:table-cell>
          <table:table-cell office:value-type="float" office:value="5.9995" calcext:value-type="float">
            <text:p>5.9995</text:p>
          </table:table-cell>
          <table:table-cell office:value-type="float" office:value="9.999" calcext:value-type="float">
            <text:p>9.999</text:p>
          </table:table-cell>
          <table:table-cell office:value-type="float" office:value="7.9968" calcext:value-type="float">
            <text:p>7.9968</text:p>
          </table:table-cell>
          <table:table-cell office:value-type="float" office:value="2.9988" calcext:value-type="float">
            <text:p>2.9988</text:p>
          </table:table-cell>
          <table:table-cell table:number-columns-repeated="2" office:value-type="float" office:value="9.9992" calcext:value-type="float">
            <text:p>9.9992</text:p>
          </table:table-cell>
          <table:table-cell office:value-type="float" office:value="9.9991" calcext:value-type="float">
            <text:p>9.9991</text:p>
          </table:table-cell>
          <table:table-cell office:value-type="float" office:value="7.9994" calcext:value-type="float">
            <text:p>7.9994</text:p>
          </table:table-cell>
          <table:table-cell office:value-type="float" office:value="4.9996" calcext:value-type="float">
            <text:p>4.9996</text:p>
          </table:table-cell>
          <table:table-cell office:value-type="float" office:value="9.999" calcext:value-type="float">
            <text:p>9.999</text:p>
          </table:table-cell>
          <table:table-cell office:value-type="float" office:value="5.9995" calcext:value-type="float">
            <text:p>5.9995</text:p>
          </table:table-cell>
          <table:table-cell office:value-type="float" office:value="1.998" calcext:value-type="float">
            <text:p>1.998</text:p>
          </table:table-cell>
        </table:table-row>
        <table:table-row table:style-name="ro1">
          <table:table-cell/>
          <table:table-cell office:value-type="float" office:value="9.9954" calcext:value-type="float">
            <text:p>9.9954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348" calcext:value-type="float">
            <text:p>9.9348</text:p>
          </table:table-cell>
          <table:table-cell office:value-type="float" office:value="8.988" calcext:value-type="float">
            <text:p>8.988</text:p>
          </table:table-cell>
          <table:table-cell office:value-type="float" office:value="7.9993" calcext:value-type="float">
            <text:p>7.9993</text:p>
          </table:table-cell>
          <table:table-cell office:value-type="float" office:value="9.9986" calcext:value-type="float">
            <text:p>9.9986</text:p>
          </table:table-cell>
          <table:table-cell office:value-type="float" office:value="9.999" calcext:value-type="float">
            <text:p>9.999</text:p>
          </table:table-cell>
          <table:table-cell office:value-type="float" office:value="3.9991" calcext:value-type="float">
            <text:p>3.9991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975" calcext:value-type="float">
            <text:p>8.9975</text:p>
          </table:table-cell>
          <table:table-cell office:value-type="float" office:value="6.9989" calcext:value-type="float">
            <text:p>6.9989</text:p>
          </table:table-cell>
          <table:table-cell office:value-type="float" office:value="9.9992" calcext:value-type="float">
            <text:p>9.9992</text:p>
          </table:table-cell>
          <table:table-cell office:value-type="float" office:value="6.9747" calcext:value-type="float">
            <text:p>6.9747</text:p>
          </table:table-cell>
          <table:table-cell office:value-type="float" office:value="2.9981" calcext:value-type="float">
            <text:p>2.9981</text:p>
          </table:table-cell>
          <table:table-cell office:value-type="float" office:value="9.9987" calcext:value-type="float">
            <text:p>9.9987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93" calcext:value-type="float">
            <text:p>9.9993</text:p>
          </table:table-cell>
          <table:table-cell office:value-type="float" office:value="7.9967" calcext:value-type="float">
            <text:p>7.9967</text:p>
          </table:table-cell>
          <table:table-cell office:value-type="float" office:value="3.9997" calcext:value-type="float">
            <text:p>3.9997</text:p>
          </table:table-cell>
          <table:table-cell office:value-type="float" office:value="9.9872" calcext:value-type="float">
            <text:p>9.9872</text:p>
          </table:table-cell>
          <table:table-cell office:value-type="float" office:value="3.9953" calcext:value-type="float">
            <text:p>3.9953</text:p>
          </table:table-cell>
          <table:table-cell office:value-type="float" office:value="0.9996" calcext:value-type="float">
            <text:p>0.9996</text:p>
          </table:table-cell>
        </table:table-row>
        <table:table-row table:style-name="ro1">
          <table:table-cell/>
          <table:table-cell office:value-type="float" office:value="9.9996" calcext:value-type="float">
            <text:p>9.9996</text:p>
          </table:table-cell>
          <table:table-cell office:value-type="float" office:value="9.9988" calcext:value-type="float">
            <text:p>9.9988</text:p>
          </table:table-cell>
          <table:table-cell office:value-type="float" office:value="9.997" calcext:value-type="float">
            <text:p>9.997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92" calcext:value-type="float">
            <text:p>9.9992</text:p>
          </table:table-cell>
          <table:table-cell office:value-type="float" office:value="6.9994" calcext:value-type="float">
            <text:p>6.9994</text:p>
          </table:table-cell>
          <table:table-cell office:value-type="float" office:value="9.9989" calcext:value-type="float">
            <text:p>9.9989</text:p>
          </table:table-cell>
          <table:table-cell office:value-type="float" office:value="8.9981" calcext:value-type="float">
            <text:p>8.9981</text:p>
          </table:table-cell>
          <table:table-cell office:value-type="float" office:value="4.9993" calcext:value-type="float">
            <text:p>4.9993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538" calcext:value-type="float">
            <text:p>9.9538</text:p>
          </table:table-cell>
          <table:table-cell office:value-type="float" office:value="9.9992" calcext:value-type="float">
            <text:p>9.9992</text:p>
          </table:table-cell>
          <table:table-cell office:value-type="float" office:value="5.9985" calcext:value-type="float">
            <text:p>5.9985</text:p>
          </table:table-cell>
          <table:table-cell office:value-type="float" office:value="9.9991" calcext:value-type="float">
            <text:p>9.9991</text:p>
          </table:table-cell>
          <table:table-cell office:value-type="float" office:value="7.9993" calcext:value-type="float">
            <text:p>7.9993</text:p>
          </table:table-cell>
          <table:table-cell office:value-type="float" office:value="2.9973" calcext:value-type="float">
            <text:p>2.9973</text:p>
          </table:table-cell>
          <table:table-cell office:value-type="float" office:value="9.9977" calcext:value-type="float">
            <text:p>9.9977</text:p>
          </table:table-cell>
          <table:table-cell office:value-type="float" office:value="9.9993" calcext:value-type="float">
            <text:p>9.9993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992" calcext:value-type="float">
            <text:p>8.9992</text:p>
          </table:table-cell>
          <table:table-cell office:value-type="float" office:value="4.9996" calcext:value-type="float">
            <text:p>4.9996</text:p>
          </table:table-cell>
          <table:table-cell office:value-type="float" office:value="9.9992" calcext:value-type="float">
            <text:p>9.9992</text:p>
          </table:table-cell>
          <table:table-cell office:value-type="float" office:value="5.9993" calcext:value-type="float">
            <text:p>5.9993</text:p>
          </table:table-cell>
          <table:table-cell office:value-type="float" office:value="1.999" calcext:value-type="float">
            <text:p>1.999</text:p>
          </table:table-cell>
        </table:table-row>
        <table:table-row table:style-name="ro1">
          <table:table-cell/>
          <table:table-cell office:value-type="float" office:value="9.9988" calcext:value-type="float">
            <text:p>9.9988</text:p>
          </table:table-cell>
          <table:table-cell office:value-type="float" office:value="9.9986" calcext:value-type="float">
            <text:p>9.9986</text:p>
          </table:table-cell>
          <table:table-cell office:value-type="float" office:value="9.998" calcext:value-type="float">
            <text:p>9.998</text:p>
          </table:table-cell>
          <table:table-cell office:value-type="float" office:value="8.9993" calcext:value-type="float">
            <text:p>8.9993</text:p>
          </table:table-cell>
          <table:table-cell office:value-type="float" office:value="8.9992" calcext:value-type="float">
            <text:p>8.9992</text:p>
          </table:table-cell>
          <table:table-cell office:value-type="float" office:value="7.9993" calcext:value-type="float">
            <text:p>7.9993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3" calcext:value-type="float">
            <text:p>9.9993</text:p>
          </table:table-cell>
          <table:table-cell office:value-type="float" office:value="3.9996" calcext:value-type="float">
            <text:p>3.9996</text:p>
          </table:table-cell>
          <table:table-cell office:value-type="float" office:value="9.999" calcext:value-type="float">
            <text:p>9.999</text:p>
          </table:table-cell>
          <table:table-cell office:value-type="float" office:value="9.9891" calcext:value-type="float">
            <text:p>9.9891</text:p>
          </table:table-cell>
          <table:table-cell office:value-type="float" office:value="9.9952" calcext:value-type="float">
            <text:p>9.9952</text:p>
          </table:table-cell>
          <table:table-cell office:value-type="float" office:value="8.904" calcext:value-type="float">
            <text:p>8.904</text:p>
          </table:table-cell>
          <table:table-cell office:value-type="float" office:value="5.9996" calcext:value-type="float">
            <text:p>5.9996</text:p>
          </table:table-cell>
          <table:table-cell office:value-type="float" office:value="9.999" calcext:value-type="float">
            <text:p>9.999</text:p>
          </table:table-cell>
          <table:table-cell office:value-type="float" office:value="7.9994" calcext:value-type="float">
            <text:p>7.9994</text:p>
          </table:table-cell>
          <table:table-cell office:value-type="float" office:value="2.9998" calcext:value-type="float">
            <text:p>2.9998</text:p>
          </table:table-cell>
          <table:table-cell office:value-type="float" office:value="9.9938" calcext:value-type="float">
            <text:p>9.9938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86" calcext:value-type="float">
            <text:p>9.9986</text:p>
          </table:table-cell>
          <table:table-cell office:value-type="float" office:value="8.9964" calcext:value-type="float">
            <text:p>8.9964</text:p>
          </table:table-cell>
          <table:table-cell office:value-type="float" office:value="4.9983" calcext:value-type="float">
            <text:p>4.9983</text:p>
          </table:table-cell>
          <table:table-cell office:value-type="float" office:value="9.9965" calcext:value-type="float">
            <text:p>9.9965</text:p>
          </table:table-cell>
          <table:table-cell office:value-type="float" office:value="4.9994" calcext:value-type="float">
            <text:p>4.9994</text:p>
          </table:table-cell>
          <table:table-cell office:value-type="float" office:value="0.9997" calcext:value-type="float">
            <text:p>0.9997</text:p>
          </table:table-cell>
        </table:table-row>
        <table:table-row table:style-name="ro1">
          <table:table-cell/>
          <table:table-cell office:value-type="float" office:value="9.9981" calcext:value-type="float">
            <text:p>9.9981</text:p>
          </table:table-cell>
          <table:table-cell office:value-type="float" office:value="9.9988" calcext:value-type="float">
            <text:p>9.9988</text:p>
          </table:table-cell>
          <table:table-cell office:value-type="float" office:value="9.9991" calcext:value-type="float">
            <text:p>9.9991</text:p>
          </table:table-cell>
          <table:table-cell office:value-type="float" office:value="10.9993" calcext:value-type="float">
            <text:p>10.9993</text:p>
          </table:table-cell>
          <table:table-cell office:value-type="float" office:value="8.9993" calcext:value-type="float">
            <text:p>8.9993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78" calcext:value-type="float">
            <text:p>9.9978</text:p>
          </table:table-cell>
          <table:table-cell office:value-type="float" office:value="8.9993" calcext:value-type="float">
            <text:p>8.9993</text:p>
          </table:table-cell>
          <table:table-cell office:value-type="float" office:value="4.9996" calcext:value-type="float">
            <text:p>4.9996</text:p>
          </table:table-cell>
          <table:table-cell office:value-type="float" office:value="8.9972" calcext:value-type="float">
            <text:p>8.9972</text:p>
          </table:table-cell>
          <table:table-cell table:number-columns-repeated="3" office:value-type="float" office:value="9.9991" calcext:value-type="float">
            <text:p>9.9991</text:p>
          </table:table-cell>
          <table:table-cell office:value-type="float" office:value="5.9976" calcext:value-type="float">
            <text:p>5.9976</text:p>
          </table:table-cell>
          <table:table-cell office:value-type="float" office:value="9.999" calcext:value-type="float">
            <text:p>9.999</text:p>
          </table:table-cell>
          <table:table-cell office:value-type="float" office:value="6.9992" calcext:value-type="float">
            <text:p>6.9992</text:p>
          </table:table-cell>
          <table:table-cell office:value-type="float" office:value="1.9998" calcext:value-type="float">
            <text:p>1.9998</text:p>
          </table:table-cell>
          <table:table-cell office:value-type="float" office:value="10.999" calcext:value-type="float">
            <text:p>10.999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78" calcext:value-type="float">
            <text:p>9.9978</text:p>
          </table:table-cell>
          <table:table-cell office:value-type="float" office:value="8.9993" calcext:value-type="float">
            <text:p>8.9993</text:p>
          </table:table-cell>
          <table:table-cell office:value-type="float" office:value="4.9993" calcext:value-type="float">
            <text:p>4.9993</text:p>
          </table:table-cell>
          <table:table-cell office:value-type="float" office:value="9.9992" calcext:value-type="float">
            <text:p>9.9992</text:p>
          </table:table-cell>
          <table:table-cell office:value-type="float" office:value="5.9995" calcext:value-type="float">
            <text:p>5.9995</text:p>
          </table:table-cell>
          <table:table-cell office:value-type="float" office:value="1.9998" calcext:value-type="float">
            <text:p>1.9998</text:p>
          </table:table-cell>
        </table:table-row>
        <table:table-row table:style-name="ro1">
          <table:table-cell/>
          <table:table-cell office:value-type="float" office:value="9.9991" calcext:value-type="float">
            <text:p>9.9991</text:p>
          </table:table-cell>
          <table:table-cell office:value-type="float" office:value="9.9977" calcext:value-type="float">
            <text:p>9.9977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83" calcext:value-type="float">
            <text:p>8.983</text:p>
          </table:table-cell>
          <table:table-cell office:value-type="float" office:value="9.9991" calcext:value-type="float">
            <text:p>9.9991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88" calcext:value-type="float">
            <text:p>9.9988</text:p>
          </table:table-cell>
          <table:table-cell office:value-type="float" office:value="8.9989" calcext:value-type="float">
            <text:p>8.9989</text:p>
          </table:table-cell>
          <table:table-cell office:value-type="float" office:value="3.9995" calcext:value-type="float">
            <text:p>3.9995</text:p>
          </table:table-cell>
          <table:table-cell office:value-type="float" office:value="10.9928" calcext:value-type="float">
            <text:p>10.9928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3" calcext:value-type="float">
            <text:p>9.9993</text:p>
          </table:table-cell>
          <table:table-cell office:value-type="float" office:value="7.9994" calcext:value-type="float">
            <text:p>7.9994</text:p>
          </table:table-cell>
          <table:table-cell office:value-type="float" office:value="6.9772" calcext:value-type="float">
            <text:p>6.9772</text:p>
          </table:table-cell>
          <table:table-cell office:value-type="float" office:value="9.9993" calcext:value-type="float">
            <text:p>9.9993</text:p>
          </table:table-cell>
          <table:table-cell office:value-type="float" office:value="7.9975" calcext:value-type="float">
            <text:p>7.9975</text:p>
          </table:table-cell>
          <table:table-cell office:value-type="float" office:value="2.9996" calcext:value-type="float">
            <text:p>2.9996</text:p>
          </table:table-cell>
          <table:table-cell office:value-type="float" office:value="8.9723" calcext:value-type="float">
            <text:p>8.9723</text:p>
          </table:table-cell>
          <table:table-cell office:value-type="float" office:value="9.9965" calcext:value-type="float">
            <text:p>9.9965</text:p>
          </table:table-cell>
          <table:table-cell office:value-type="float" office:value="9.9992" calcext:value-type="float">
            <text:p>9.9992</text:p>
          </table:table-cell>
          <table:table-cell office:value-type="float" office:value="7.9994" calcext:value-type="float">
            <text:p>7.9994</text:p>
          </table:table-cell>
          <table:table-cell office:value-type="float" office:value="4.9969" calcext:value-type="float">
            <text:p>4.9969</text:p>
          </table:table-cell>
          <table:table-cell office:value-type="float" office:value="9.9959" calcext:value-type="float">
            <text:p>9.9959</text:p>
          </table:table-cell>
          <table:table-cell office:value-type="float" office:value="4.9955" calcext:value-type="float">
            <text:p>4.9955</text:p>
          </table:table-cell>
          <table:table-cell office:value-type="float" office:value="0.9974" calcext:value-type="float">
            <text:p>0.9974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Fuse Rate</text:p>
          </table:table-cell>
          <table:table-cell table:formula="of:=AVERAGE([.B4:.B28])" office:value-type="float" office:value="9.916816" calcext:value-type="float">
            <text:p>9.916816</text:p>
          </table:table-cell>
          <table:table-cell table:formula="of:=AVERAGE([.C4:.C28])" office:value-type="float" office:value="9.91642" calcext:value-type="float">
            <text:p>9.91642</text:p>
          </table:table-cell>
          <table:table-cell table:formula="of:=AVERAGE([.D4:.D28])" office:value-type="float" office:value="9.958608" calcext:value-type="float">
            <text:p>9.958608</text:p>
          </table:table-cell>
          <table:table-cell table:formula="of:=AVERAGE([.E4:.E28])" office:value-type="float" office:value="9.954524" calcext:value-type="float">
            <text:p>9.954524</text:p>
          </table:table-cell>
          <table:table-cell table:formula="of:=AVERAGE([.F4:.F28])" office:value-type="float" office:value="9.314188" calcext:value-type="float">
            <text:p>9.314188</text:p>
          </table:table-cell>
          <table:table-cell table:formula="of:=AVERAGE([.G4:.G28])" office:value-type="float" office:value="7.716432" calcext:value-type="float">
            <text:p>7.716432</text:p>
          </table:table-cell>
          <table:table-cell table:formula="of:=AVERAGE([.H4:.H28])" office:value-type="float" office:value="9.998384" calcext:value-type="float">
            <text:p>9.998384</text:p>
          </table:table-cell>
          <table:table-cell table:formula="of:=AVERAGE([.I4:.I28])" office:value-type="float" office:value="9.318872" calcext:value-type="float">
            <text:p>9.318872</text:p>
          </table:table-cell>
          <table:table-cell table:formula="of:=AVERAGE([.J4:.J28])" office:value-type="float" office:value="4.675972" calcext:value-type="float">
            <text:p>4.675972</text:p>
          </table:table-cell>
          <table:table-cell table:formula="of:=AVERAGE([.K4:.K28])" office:value-type="float" office:value="9.998536" calcext:value-type="float">
            <text:p>9.998536</text:p>
          </table:table-cell>
          <table:table-cell table:formula="of:=AVERAGE([.L4:.L28])" office:value-type="float" office:value="9.876896" calcext:value-type="float">
            <text:p>9.876896</text:p>
          </table:table-cell>
          <table:table-cell table:formula="of:=AVERAGE([.M4:.M28])" office:value-type="float" office:value="9.997112" calcext:value-type="float">
            <text:p>9.997112</text:p>
          </table:table-cell>
          <table:table-cell table:formula="of:=AVERAGE([.N4:.N28])" office:value-type="float" office:value="9.189312" calcext:value-type="float">
            <text:p>9.189312</text:p>
          </table:table-cell>
          <table:table-cell table:formula="of:=AVERAGE([.O4:.O28])" office:value-type="float" office:value="6.236644" calcext:value-type="float">
            <text:p>6.236644</text:p>
          </table:table-cell>
          <table:table-cell table:formula="of:=AVERAGE([.P4:.P28])" office:value-type="float" office:value="9.998056" calcext:value-type="float">
            <text:p>9.998056</text:p>
          </table:table-cell>
          <table:table-cell table:formula="of:=AVERAGE([.Q4:.Q28])" office:value-type="float" office:value="7.5913" calcext:value-type="float">
            <text:p>7.5913</text:p>
          </table:table-cell>
          <table:table-cell table:formula="of:=AVERAGE([.R4:.R28])" office:value-type="float" office:value="2.795404" calcext:value-type="float">
            <text:p>2.795404</text:p>
          </table:table-cell>
          <table:table-cell table:formula="of:=AVERAGE([.S4:.S28])" office:value-type="float" office:value="9.83766" calcext:value-type="float">
            <text:p>9.83766</text:p>
          </table:table-cell>
          <table:table-cell table:formula="of:=AVERAGE([.T4:.T28])" office:value-type="float" office:value="9.9567" calcext:value-type="float">
            <text:p>9.9567</text:p>
          </table:table-cell>
          <table:table-cell table:formula="of:=AVERAGE([.U4:.U28])" office:value-type="float" office:value="9.9552" calcext:value-type="float">
            <text:p>9.9552</text:p>
          </table:table-cell>
          <table:table-cell table:formula="of:=AVERAGE([.V4:.V28])" office:value-type="float" office:value="8.834988" calcext:value-type="float">
            <text:p>8.834988</text:p>
          </table:table-cell>
          <table:table-cell table:formula="of:=AVERAGE([.W4:.W28])" office:value-type="float" office:value="4.754416" calcext:value-type="float">
            <text:p>4.754416</text:p>
          </table:table-cell>
          <table:table-cell table:formula="of:=AVERAGE([.X4:.X28])" office:value-type="float" office:value="9.99718" calcext:value-type="float">
            <text:p>9.99718</text:p>
          </table:table-cell>
          <table:table-cell table:formula="of:=AVERAGE([.Y4:.Y28])" office:value-type="float" office:value="5.276388" calcext:value-type="float">
            <text:p>5.276388</text:p>
          </table:table-cell>
          <table:table-cell table:formula="of:=AVERAGE([.Z4:.Z28])" office:value-type="float" office:value="1.596972" calcext:value-type="float">
            <text:p>1.5969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4:42:53.956361510</meta:creation-date>
    <dc:date>2019-12-17T15:10:07.476026658</dc:date>
    <meta:editing-duration>PT11S</meta:editing-duration>
    <meta:editing-cycles>1</meta:editing-cycles>
    <meta:document-statistic meta:table-count="2" meta:cell-count="76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Roboto" style:font-style-name="Regular" fo:font-size="1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563cm" svg:height="13.458cm" xlink:href=".." xlink:type="simple" chart:class="chart:scatter" chart:row-mapping="0 6 5 4 3 2 1" chart:style-name="ch1">
        <chart:title svg:x="8.236cm" svg:y="0.405cm" chart:style-name="ch2">
          <text:p>Average Measured Fusion Rate</text:p>
        </chart:title>
        <chart:legend chart:legend-position="bottom" svg:x="5.886cm" svg:y="12.327cm" style:legend-expansion="wide" chart:style-name="ch3"/>
        <chart:plot-area chart:style-name="ch4" table:cell-range-address="Graph.A1:Graph.F7" chart:data-source-has-labels="column" svg:x="1.466cm" svg:y="1.561cm" svg:width="21.626cm" svg:height="9.348cm">
          <chartooo:coordinate-region svg:x="1.924cm" svg:y="1.769cm" svg:width="20.65cm" svg:height="8.476cm"/>
          <chart:axis chart:dimension="x" chart:name="primary-x" chart:style-name="ch5">
            <chart:title svg:x="11.158cm" svg:y="11.178cm" chart:style-name="ch6">
              <text:p># Ego Vehicles</text:p>
            </chart:title>
          </chart:axis>
          <chart:axis chart:dimension="y" chart:name="primary-y" chart:style-name="ch5">
            <chart:title svg:x="0.451cm" svg:y="7.533cm" chart:style-name="ch7">
              <text:p>Fusion Rate (Hz)</text:p>
            </chart:title>
            <chart:grid chart:style-name="ch8" chart:class="major"/>
          </chart:axis>
          <chart:series chart:style-name="ch9" chart:values-cell-range-address="Graph.B7:Graph.F7" chart:label-cell-address="Graph.A7:Graph.A7" chart:class="chart:scatter">
            <chart:domain table:cell-range-address="Graph.B1:Graph.F1"/>
            <chart:data-point chart:repeated="5"/>
          </chart:series>
          <chart:series chart:style-name="ch10" chart:values-cell-range-address="Graph.B6:Graph.F6" chart:label-cell-address="Graph.A6:Graph.A6" chart:class="chart:scatter">
            <chart:data-point chart:repeated="5"/>
          </chart:series>
          <chart:series chart:style-name="ch11" chart:values-cell-range-address="Graph.B5:Graph.F5" chart:label-cell-address="Graph.A5:Graph.A5" chart:class="chart:scatter">
            <chart:data-point chart:repeated="5"/>
          </chart:series>
          <chart:series chart:style-name="ch12" chart:values-cell-range-address="Graph.B4:Graph.F4" chart:label-cell-address="Graph.A4:Graph.A4" chart:class="chart:scatter">
            <chart:data-point chart:repeated="5"/>
          </chart:series>
          <chart:series chart:style-name="ch13" chart:values-cell-range-address="Graph.B3:Graph.F3" chart:label-cell-address="Graph.A3:Graph.A3" chart:class="chart:scatter">
            <chart:data-point chart:repeated="5"/>
          </chart:series>
          <chart:series chart:style-name="ch14" chart:values-cell-range-address="Graph.B2:Graph.F2" chart:label-cell-address="Graph.A2:Graph.A2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Graph.B1:Graph.F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Rate=10, Grid=21</text:p>
                <draw:g>
                  <svg:desc>Graph.A7:Graph.A7</svg:desc>
                </draw:g>
              </table:table-cell>
              <table:table-cell office:value-type="float" office:value="9.99718">
                <text:p>9.99718</text:p>
                <draw:g>
                  <svg:desc>Graph.B7:Graph.F7</svg:desc>
                </draw:g>
              </table:table-cell>
              <table:table-cell office:value-type="float" office:value="5.276388">
                <text:p>5.276388</text:p>
              </table:table-cell>
              <table:table-cell office:value-type="float" office:value="1.596972">
                <text:p>1.596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te=10, Grid=11</text:p>
                <draw:g>
                  <svg:desc>Graph.A6:Graph.A6</svg:desc>
                </draw:g>
              </table:table-cell>
              <table:table-cell office:value-type="float" office:value="9.83766">
                <text:p>9.83766</text:p>
                <draw:g>
                  <svg:desc>Graph.B6:Graph.F6</svg:desc>
                </draw:g>
              </table:table-cell>
              <table:table-cell office:value-type="float" office:value="9.9567">
                <text:p>9.9567</text:p>
              </table:table-cell>
              <table:table-cell office:value-type="float" office:value="9.9552">
                <text:p>9.9552</text:p>
              </table:table-cell>
              <table:table-cell office:value-type="float" office:value="8.834988">
                <text:p>8.834988</text:p>
              </table:table-cell>
              <table:table-cell office:value-type="float" office:value="4.754416">
                <text:p>4.754416</text:p>
              </table:table-cell>
            </table:table-row>
            <table:table-row>
              <table:table-cell office:value-type="string">
                <text:p>Rate=5, Grid=21</text:p>
                <draw:g>
                  <svg:desc>Graph.A5:Graph.A5</svg:desc>
                </draw:g>
              </table:table-cell>
              <table:table-cell office:value-type="float" office:value="9.998056">
                <text:p>9.998056</text:p>
                <draw:g>
                  <svg:desc>Graph.B5:Graph.F5</svg:desc>
                </draw:g>
              </table:table-cell>
              <table:table-cell office:value-type="float" office:value="7.5913">
                <text:p>7.5913</text:p>
              </table:table-cell>
              <table:table-cell office:value-type="float" office:value="2.795404">
                <text:p>2.795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te=5, Grid=11</text:p>
                <draw:g>
                  <svg:desc>Graph.A4:Graph.A4</svg:desc>
                </draw:g>
              </table:table-cell>
              <table:table-cell office:value-type="float" office:value="9.998536">
                <text:p>9.998536</text:p>
                <draw:g>
                  <svg:desc>Graph.B4:Graph.F4</svg:desc>
                </draw:g>
              </table:table-cell>
              <table:table-cell office:value-type="float" office:value="9.876896">
                <text:p>9.876896</text:p>
              </table:table-cell>
              <table:table-cell office:value-type="float" office:value="9.997112">
                <text:p>9.997112</text:p>
              </table:table-cell>
              <table:table-cell office:value-type="float" office:value="9.189312">
                <text:p>9.189312</text:p>
              </table:table-cell>
              <table:table-cell office:value-type="float" office:value="6.236644">
                <text:p>6.236644</text:p>
              </table:table-cell>
            </table:table-row>
            <table:table-row>
              <table:table-cell office:value-type="string">
                <text:p>Rate=1, Grid=21</text:p>
                <draw:g>
                  <svg:desc>Graph.A3:Graph.A3</svg:desc>
                </draw:g>
              </table:table-cell>
              <table:table-cell office:value-type="float" office:value="9.998384">
                <text:p>9.998384</text:p>
                <draw:g>
                  <svg:desc>Graph.B3:Graph.F3</svg:desc>
                </draw:g>
              </table:table-cell>
              <table:table-cell office:value-type="float" office:value="9.318872">
                <text:p>9.318872</text:p>
              </table:table-cell>
              <table:table-cell office:value-type="float" office:value="4.675972">
                <text:p>4.675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te=1, Grid=11</text:p>
                <draw:g>
                  <svg:desc>Graph.A2:Graph.A2</svg:desc>
                </draw:g>
              </table:table-cell>
              <table:table-cell office:value-type="float" office:value="9.916816">
                <text:p>9.916816</text:p>
                <draw:g>
                  <svg:desc>Graph.B2:Graph.F2</svg:desc>
                </draw:g>
              </table:table-cell>
              <table:table-cell office:value-type="float" office:value="9.91642">
                <text:p>9.91642</text:p>
              </table:table-cell>
              <table:table-cell office:value-type="float" office:value="9.958608">
                <text:p>9.958608</text:p>
              </table:table-cell>
              <table:table-cell office:value-type="float" office:value="9.954524">
                <text:p>9.954524</text:p>
              </table:table-cell>
              <table:table-cell office:value-type="float" office:value="9.314188">
                <text:p>9.314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